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float" office:value="7166533.33245311">
            <text:p>7166533.33245311</text:p>
          </table:table-cell>
          <table:table-cell table:formula="of:=AVERAGE([.A1:.A26])" office:value-type="float" office:value="7167113.54719597">
            <text:p>7167113.54719597</text:p>
          </table:table-cell>
          <table:table-cell/>
          <table:table-cell office:value-type="float" office:value="7165337.57375291">
            <text:p>7165337.57375291</text:p>
          </table:table-cell>
          <table:table-cell table:formula="of:=AVERAGE([.D1:.D26])" office:value-type="float" office:value="7165920.35078726">
            <text:p>7165920.35078726</text:p>
          </table:table-cell>
          <table:table-cell table:style-name="ce1" table:formula="of:=([.E1]-[.B1])*2/([.E1]+[.B1])" office:value-type="percentage" office:value="-0.000166496000386808">
            <text:p>-0.0166%</text:p>
          </table:table-cell>
          <table:table-cell/>
          <table:table-cell table:formula="of:=2^24" office:value-type="float" office:value="16777216">
            <text:p>16777216</text:p>
          </table:table-cell>
          <table:table-cell table:formula="of:=[.H1]/SQRT(2)" office:value-type="float" office:value="11863283.2030314">
            <text:p>11863283.2030314</text:p>
          </table:table-cell>
          <table:table-cell table:number-columns-repeated="3"/>
        </table:table-row>
        <table:table-row table:style-name="ro1">
          <table:table-cell office:value-type="float" office:value="7167050.32208808">
            <text:p>7167050.32208808</text:p>
          </table:table-cell>
          <table:table-cell table:formula="of:=STDEV([.A1:.A26])" office:value-type="float" office:value="455.119954687652">
            <text:p>455.1199546877</text:p>
          </table:table-cell>
          <table:table-cell/>
          <table:table-cell office:value-type="float" office:value="7165855.79306761">
            <text:p>7165855.79306761</text:p>
          </table:table-cell>
          <table:table-cell table:formula="of:=STDEV([.D1:.D26])" office:value-type="float" office:value="455.879338831697">
            <text:p>455.8793388317</text:p>
          </table:table-cell>
          <table:table-cell table:number-columns-repeated="2"/>
          <table:table-cell table:formula="of:=[.B1]/[.H1]" office:value-type="float" office:value="0.427193257045506">
            <text:p>0.427193257</text:p>
          </table:table-cell>
          <table:table-cell table:number-columns-repeated="4"/>
        </table:table-row>
        <table:table-row table:style-name="ro1">
          <table:table-cell office:value-type="float" office:value="7166771.73728123">
            <text:p>7166771.73728123</text:p>
          </table:table-cell>
          <table:table-cell table:formula="of:=MIN([.A1:.A26])-[.B1]" office:value-type="float" office:value="-580.214742864482">
            <text:p>-580.2147428645</text:p>
          </table:table-cell>
          <table:table-cell/>
          <table:table-cell office:value-type="float" office:value="7165577.19935119">
            <text:p>7165577.19935119</text:p>
          </table:table-cell>
          <table:table-cell table:formula="of:=MIN([.D1:.D26])-[.E1]" office:value-type="float" office:value="-582.777034353465">
            <text:p>-582.7770343535</text:p>
          </table:table-cell>
          <table:table-cell table:number-columns-repeated="2"/>
          <table:table-cell table:formula="of:=[.H2]*SQRT(2)" office:value-type="float" office:value="0.60414249786809">
            <text:p>0.6041424979</text:p>
          </table:table-cell>
          <table:table-cell/>
          <table:table-cell office:value-type="float" office:value="3.3545">
            <text:p>3.3545</text:p>
          </table:table-cell>
          <table:table-cell table:number-columns-repeated="2"/>
        </table:table-row>
        <table:table-row table:style-name="ro1">
          <table:table-cell office:value-type="float" office:value="7167186.90999199">
            <text:p>7167186.90999199</text:p>
          </table:table-cell>
          <table:table-cell table:formula="of:=MAX([.A1:.A26])-[.B1]" office:value-type="float" office:value="687.693394225091">
            <text:p>687.6933942251</text:p>
          </table:table-cell>
          <table:table-cell/>
          <table:table-cell office:value-type="float" office:value="7165993.76730678">
            <text:p>7165993.76730678</text:p>
          </table:table-cell>
          <table:table-cell table:formula="of:=MAX([.D1:.D26])-[.E1]" office:value-type="float" office:value="688.753380516544">
            <text:p>688.7533805165</text:p>
          </table:table-cell>
          <table:table-cell table:number-columns-repeated="4"/>
          <table:table-cell table:formula="of:=[.J3]/[.B1]" office:value-type="float" office:value="0.000000468040582573496">
            <text:p>0.000000468</text:p>
          </table:table-cell>
          <table:table-cell table:number-columns-repeated="2"/>
        </table:table-row>
        <table:table-row table:style-name="ro1">
          <table:table-cell office:value-type="float" office:value="7166729.7678094">
            <text:p>7166729.7678094</text:p>
          </table:table-cell>
          <table:table-cell table:style-name="ce1" table:formula="of:=[.B2]/[.B$1]" office:value-type="percentage" office:value="0.0000635011503153471">
            <text:p>0.0064%</text:p>
          </table:table-cell>
          <table:table-cell/>
          <table:table-cell office:value-type="float" office:value="7165533.51709469">
            <text:p>7165533.51709469</text:p>
          </table:table-cell>
          <table:table-cell table:style-name="ce1" table:formula="of:=[.E2]/[.E$1]" office:value-type="percentage" office:value="0.0000636176954969382">
            <text:p>0.0064%</text:p>
          </table:table-cell>
          <table:table-cell table:number-columns-repeated="3"/>
          <table:table-cell office:value-type="string">
            <text:p>1 V is this</text:p>
          </table:table-cell>
          <table:table-cell table:formula="of:=1/[.J4]" office:value-type="float" office:value="2136566.86456878">
            <text:p>2136566.86456878</text:p>
          </table:table-cell>
          <table:table-cell table:number-columns-repeated="2"/>
        </table:table-row>
        <table:table-row table:style-name="ro1">
          <table:table-cell office:value-type="float" office:value="7167283.24696817">
            <text:p>7167283.24696817</text:p>
          </table:table-cell>
          <table:table-cell table:style-name="ce1" table:formula="of:=[.B3]/[.B$1]" office:value-type="percentage" office:value="-0.0000809551486862493">
            <text:p>-0.0081%</text:p>
          </table:table-cell>
          <table:table-cell/>
          <table:table-cell office:value-type="float" office:value="7166089.13550094">
            <text:p>7166089.13550094</text:p>
          </table:table-cell>
          <table:table-cell table:style-name="ce1" table:formula="of:=[.E3]/[.E$1]" office:value-type="percentage" office:value="-0.0000813261947977749">
            <text:p>-0.0081%</text:p>
          </table:table-cell>
          <table:table-cell table:number-columns-repeated="4"/>
          <table:table-cell table:formula="of:=[.I1]/[.J5]" office:value-type="float" office:value="5.55249798158121">
            <text:p>5.5524979816</text:p>
          </table:table-cell>
          <table:table-cell table:formula="of:=[.J6]/SQRT(0.6)" office:value-type="float" office:value="7.1682440708381">
            <text:p>7.1682440708</text:p>
          </table:table-cell>
          <table:table-cell table:formula="of:=20*LOG10([.K6])" office:value-type="float" office:value="17.1082556831193">
            <text:p>17.1082556831</text:p>
          </table:table-cell>
        </table:table-row>
        <table:table-row table:style-name="ro1">
          <table:table-cell office:value-type="float" office:value="7166756.67820497">
            <text:p>7166756.67820497</text:p>
          </table:table-cell>
          <table:table-cell table:style-name="ce1" table:formula="of:=[.B4]/[.B$1]" office:value-type="percentage" office:value="0.0000959512347190509">
            <text:p>0.0096%</text:p>
          </table:table-cell>
          <table:table-cell/>
          <table:table-cell office:value-type="float" office:value="7165563.66777637">
            <text:p>7165563.66777637</text:p>
          </table:table-cell>
          <table:table-cell table:style-name="ce1" table:formula="of:=[.E4]/[.E$1]" office:value-type="percentage" office:value="0.0000961151320138349">
            <text:p>0.0096%</text:p>
          </table:table-cell>
          <table:table-cell table:number-columns-repeated="4"/>
          <table:table-cell table:formula="of:=[.J6]*SQRT(2)" office:value-type="float" office:value="7.85241795060138">
            <text:p>7.8524179506</text:p>
          </table:table-cell>
          <table:table-cell table:number-columns-repeated="2"/>
        </table:table-row>
        <table:table-row table:style-name="ro1">
          <table:table-cell office:value-type="float" office:value="7167340.62691201">
            <text:p>7167340.62691201</text:p>
          </table:table-cell>
          <table:table-cell table:number-columns-repeated="2"/>
          <table:table-cell office:value-type="float" office:value="7166145.6214725">
            <text:p>7166145.6214725</text:p>
          </table:table-cell>
          <table:table-cell table:number-columns-repeated="8"/>
        </table:table-row>
        <table:table-row table:style-name="ro1">
          <table:table-cell office:value-type="float" office:value="7166720.49828081">
            <text:p>7166720.49828081</text:p>
          </table:table-cell>
          <table:table-cell table:number-columns-repeated="2"/>
          <table:table-cell office:value-type="float" office:value="7165527.71121548">
            <text:p>7165527.71121548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.6">
            <text:p>10.6</text:p>
          </table:table-cell>
          <table:table-cell office:value-type="string">
            <text:p>codes RMS</text:p>
          </table:table-cell>
          <table:table-cell table:number-columns-repeated="2"/>
        </table:table-row>
        <table:table-row table:style-name="ro1">
          <table:table-cell office:value-type="float" office:value="7167429.90263008">
            <text:p>7167429.90263008</text:p>
          </table:table-cell>
          <table:table-cell table:number-columns-repeated="2"/>
          <table:table-cell office:value-type="float" office:value="7166237.72821902">
            <text:p>7166237.72821902</text:p>
          </table:table-cell>
          <table:table-cell table:number-columns-repeated="4"/>
          <table:table-cell table:formula="of:=[.I9]/[.J5]" office:value-type="float" office:value="0.00000496123017527906">
            <text:p>4.96123017527906E-006</text:p>
          </table:table-cell>
          <table:table-cell office:value-type="string">
            <text:p>Volts RMS</text:p>
          </table:table-cell>
          <table:table-cell table:number-columns-repeated="2"/>
        </table:table-row>
        <table:table-row table:style-name="ro1">
          <table:table-cell office:value-type="float" office:value="7166700.04042995">
            <text:p>7166700.04042995</text:p>
          </table:table-cell>
          <table:table-cell table:number-columns-repeated="2"/>
          <table:table-cell office:value-type="float" office:value="7165507.28675169">
            <text:p>7165507.28675169</text:p>
          </table:table-cell>
          <table:table-cell table:number-columns-repeated="4"/>
          <table:table-cell table:formula="of:=20*LOG10([.I10])" office:value-type="float" office:value="-106.08821246982">
            <text:p>-106.0882124698</text:p>
          </table:table-cell>
          <table:table-cell office:value-type="string">
            <text:p>dBV</text:p>
          </table:table-cell>
          <table:table-cell table:number-columns-repeated="2"/>
        </table:table-row>
        <table:table-row table:style-name="ro1">
          <table:table-cell office:value-type="float" office:value="7167489.36037885">
            <text:p>7167489.36037885</text:p>
          </table:table-cell>
          <table:table-cell table:number-columns-repeated="2"/>
          <table:table-cell office:value-type="float" office:value="7166299.98425507">
            <text:p>7166299.98425507</text:p>
          </table:table-cell>
          <table:table-cell table:number-columns-repeated="4"/>
          <table:table-cell table:formula="of:=20*LOG10([.I10]/SQRT(0.6))" office:value-type="float" office:value="-103.869724973656">
            <text:p>-103.8697249737</text:p>
          </table:table-cell>
          <table:table-cell office:value-type="string">
            <text:p>dBm</text:p>
          </table:table-cell>
          <table:table-cell table:number-columns-repeated="2"/>
        </table:table-row>
        <table:table-row table:style-name="ro1">
          <table:table-cell office:value-type="float" office:value="7166661.74895954">
            <text:p>7166661.74895954</text:p>
          </table:table-cell>
          <table:table-cell table:number-columns-repeated="2"/>
          <table:table-cell office:value-type="float" office:value="7165467.72175208">
            <text:p>7165467.72175208</text:p>
          </table:table-cell>
          <table:table-cell table:number-columns-repeated="4"/>
          <table:table-cell table:formula="of:=[.L6]-[.I12]" office:value-type="float" office:value="120.977980656776">
            <text:p>120.9779806568</text:p>
          </table:table-cell>
          <table:table-cell office:value-type="string">
            <text:p>SNR</text:p>
          </table:table-cell>
          <table:table-cell table:number-columns-repeated="2"/>
        </table:table-row>
        <table:table-row table:style-name="ro1">
          <table:table-cell office:value-type="float" office:value="7167532.27245706">
            <text:p>7167532.27245706</text:p>
          </table:table-cell>
          <table:table-cell table:number-columns-repeated="2"/>
          <table:table-cell office:value-type="float" office:value="7166342.26117009">
            <text:p>7166342.26117009</text:p>
          </table:table-cell>
          <table:table-cell table:number-columns-repeated="8"/>
        </table:table-row>
        <table:table-row table:style-name="ro1">
          <table:table-cell office:value-type="float" office:value="7166705.46820631">
            <text:p>7166705.46820631</text:p>
          </table:table-cell>
          <table:table-cell table:number-columns-repeated="2"/>
          <table:table-cell office:value-type="float" office:value="7165512.7482038">
            <text:p>7165512.7482038</text:p>
          </table:table-cell>
          <table:table-cell table:number-columns-repeated="8"/>
        </table:table-row>
        <table:table-row table:style-name="ro1">
          <table:table-cell office:value-type="float" office:value="7167638.58332877">
            <text:p>7167638.58332877</text:p>
          </table:table-cell>
          <table:table-cell table:number-columns-repeated="2"/>
          <table:table-cell office:value-type="float" office:value="7166446.2568588">
            <text:p>7166446.2568588</text:p>
          </table:table-cell>
          <table:table-cell table:number-columns-repeated="8"/>
        </table:table-row>
        <table:table-row table:style-name="ro1">
          <table:table-cell office:value-type="float" office:value="7166713.56504609">
            <text:p>7166713.56504609</text:p>
          </table:table-cell>
          <table:table-cell table:number-columns-repeated="2"/>
          <table:table-cell office:value-type="float" office:value="7165522.14757234">
            <text:p>7165522.14757234</text:p>
          </table:table-cell>
          <table:table-cell table:number-columns-repeated="8"/>
        </table:table-row>
        <table:table-row table:style-name="ro1">
          <table:table-cell office:value-type="float" office:value="7167713.83193578">
            <text:p>7167713.83193578</text:p>
          </table:table-cell>
          <table:table-cell table:number-columns-repeated="2"/>
          <table:table-cell office:value-type="float" office:value="7166521.37429656">
            <text:p>7166521.37429656</text:p>
          </table:table-cell>
          <table:table-cell table:number-columns-repeated="8"/>
        </table:table-row>
        <table:table-row table:style-name="ro1">
          <table:table-cell office:value-type="float" office:value="7166732.36947268">
            <text:p>7166732.36947268</text:p>
          </table:table-cell>
          <table:table-cell table:number-columns-repeated="2"/>
          <table:table-cell office:value-type="float" office:value="7165538.92703968">
            <text:p>7165538.92703968</text:p>
          </table:table-cell>
          <table:table-cell table:number-columns-repeated="8"/>
        </table:table-row>
        <table:table-row table:style-name="ro1">
          <table:table-cell office:value-type="float" office:value="7167747.49516266">
            <text:p>7167747.49516266</text:p>
          </table:table-cell>
          <table:table-cell table:number-columns-repeated="2"/>
          <table:table-cell office:value-type="float" office:value="7166558.28984782">
            <text:p>7166558.28984782</text:p>
          </table:table-cell>
          <table:table-cell table:number-columns-repeated="8"/>
        </table:table-row>
        <table:table-row table:style-name="ro1">
          <table:table-cell office:value-type="float" office:value="7166706.96568161">
            <text:p>7166706.96568161</text:p>
          </table:table-cell>
          <table:table-cell table:number-columns-repeated="2"/>
          <table:table-cell office:value-type="float" office:value="7165514.33327116">
            <text:p>7165514.33327116</text:p>
          </table:table-cell>
          <table:table-cell table:number-columns-repeated="8"/>
        </table:table-row>
        <table:table-row table:style-name="ro1">
          <table:table-cell office:value-type="float" office:value="7167796.06903187">
            <text:p>7167796.06903187</text:p>
          </table:table-cell>
          <table:table-cell table:number-columns-repeated="2"/>
          <table:table-cell office:value-type="float" office:value="7166599.6220062">
            <text:p>7166599.6220062</text:p>
          </table:table-cell>
          <table:table-cell table:number-columns-repeated="8"/>
        </table:table-row>
        <table:table-row table:style-name="ro1">
          <table:table-cell office:value-type="float" office:value="7166705.16045531">
            <text:p>7166705.16045531</text:p>
          </table:table-cell>
          <table:table-cell table:number-columns-repeated="2"/>
          <table:table-cell office:value-type="float" office:value="7165510.66218298">
            <text:p>7165510.66218298</text:p>
          </table:table-cell>
          <table:table-cell table:number-columns-repeated="8"/>
        </table:table-row>
        <table:table-row table:style-name="ro1">
          <table:table-cell office:value-type="float" office:value="7167801.2405902">
            <text:p>7167801.2405902</text:p>
          </table:table-cell>
          <table:table-cell table:number-columns-repeated="2"/>
          <table:table-cell office:value-type="float" office:value="7166609.10416778">
            <text:p>7166609.10416778</text:p>
          </table:table-cell>
          <table:table-cell table:number-columns-repeated="8"/>
        </table:table-row>
        <table:table-row table:style-name="ro1">
          <table:table-cell office:value-type="float" office:value="7166707.05112099">
            <text:p>7166707.05112099</text:p>
          </table:table-cell>
          <table:table-cell table:number-columns-repeated="2"/>
          <table:table-cell office:value-type="float" office:value="7165511.27808064">
            <text:p>7165511.27808064</text:p>
          </table:table-cell>
          <table:table-cell table:number-columns-repeated="8"/>
        </table:table-row>
        <table:table-row table:style-name="ro1">
          <table:table-cell office:value-type="float" office:value="7167797.9822178">
            <text:p>7167797.9822178</text:p>
          </table:table-cell>
          <table:table-cell table:number-columns-repeated="2"/>
          <table:table-cell office:value-type="float" office:value="7166605.40825468">
            <text:p>7166605.40825468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07/14/2011</text:date>, <text:time>22:4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ncan Gray</meta:initial-creator>
    <meta:creation-date>2011-07-14T21:37:19</meta:creation-date>
    <dc:date>2011-07-14T22:43:49</dc:date>
    <dc:creator>Duncan Gray</dc:creator>
    <meta:editing-duration>PT4M50S</meta:editing-duration>
    <meta:editing-cycles>1</meta:editing-cycles>
    <meta:document-statistic meta:table-count="3" meta:cell-count="90" meta:object-count="0"/>
    <meta:generator>LibreOffice/3.3$Unix LibreOffice_project/330m19$Build-202</meta:generator>
  </office:meta>
</office:document-meta>
</file>